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rsid="00057181" officeooo:paragraph-rsid="001f6de6" style:font-size-asian="10.5pt"/>
    </style:style>
    <style:style style:name="P2" style:family="paragraph" style:parent-style-name="Standard">
      <style:paragraph-properties fo:text-align="justify" style:justify-single-word="false"/>
      <style:text-properties fo:language="en" fo:country="GB" officeooo:rsid="0020c54f" officeooo:paragraph-rsid="0020c54f" style:font-size-asian="10.5pt"/>
    </style:style>
    <style:style style:name="P3" style:family="paragraph" style:parent-style-name="Standard">
      <style:paragraph-properties fo:text-align="justify" style:justify-single-word="false"/>
      <style:text-properties fo:font-size="11pt" fo:language="en" fo:country="GB" officeooo:rsid="000f2f72" officeooo:paragraph-rsid="0017c822" style:font-size-asian="11pt" style:font-size-complex="11pt"/>
    </style:style>
    <style:style style:name="P4" style:family="paragraph" style:parent-style-name="Standard">
      <style:paragraph-properties fo:text-align="justify" style:justify-single-word="false"/>
      <style:text-properties fo:font-size="11pt" fo:language="en" fo:country="GB" officeooo:rsid="000f2f72" officeooo:paragraph-rsid="00112ddb" style:font-size-asian="11pt" style:font-size-complex="11pt"/>
    </style:style>
    <style:style style:name="P5" style:family="paragraph" style:parent-style-name="Standard">
      <style:paragraph-properties fo:text-align="justify" style:justify-single-word="false"/>
      <style:text-properties fo:font-size="11pt" fo:language="en" fo:country="GB" officeooo:rsid="00114832" officeooo:paragraph-rsid="0011c8b0" style:font-size-asian="11pt" style:font-size-complex="11pt"/>
    </style:style>
    <style:style style:name="P6" style:family="paragraph" style:parent-style-name="Standard">
      <style:paragraph-properties fo:text-align="justify" style:justify-single-word="false"/>
      <style:text-properties fo:font-size="11pt" fo:language="en" fo:country="GB" officeooo:rsid="00114832" officeooo:paragraph-rsid="001621e7" style:font-size-asian="11pt" style:font-size-complex="11pt"/>
    </style:style>
    <style:style style:name="P7" style:family="paragraph" style:parent-style-name="Standard">
      <style:paragraph-properties fo:text-align="justify" style:justify-single-word="false"/>
      <style:text-properties fo:font-size="11pt" fo:language="en" fo:country="GB" officeooo:rsid="001a3e99" officeooo:paragraph-rsid="001a3e99" style:font-size-asian="11pt" style:font-size-complex="11pt"/>
    </style:style>
    <style:style style:name="P8" style:family="paragraph" style:parent-style-name="Standard">
      <style:paragraph-properties fo:text-align="justify" style:justify-single-word="false"/>
      <style:text-properties fo:font-size="11pt" fo:language="en" fo:country="GB" officeooo:rsid="0020c54f" officeooo:paragraph-rsid="0020c54f" style:font-size-asian="11pt" style:font-size-complex="11pt"/>
    </style:style>
    <style:style style:name="P9" style:family="paragraph" style:parent-style-name="Standard">
      <style:paragraph-properties fo:text-align="justify" style:justify-single-word="false"/>
      <style:text-properties fo:font-size="11pt" fo:language="en" fo:country="GB" officeooo:rsid="00324d34" officeooo:paragraph-rsid="00324d34" style:font-size-asian="11pt" style:font-size-complex="11pt"/>
    </style:style>
    <style:style style:name="P10" style:family="paragraph" style:parent-style-name="Standard">
      <style:paragraph-properties fo:text-align="justify" style:justify-single-word="false"/>
      <style:text-properties fo:font-size="11pt" fo:language="en" fo:country="GB" officeooo:rsid="003be554" officeooo:paragraph-rsid="003be554" style:font-size-asian="11pt" style:font-size-complex="11pt"/>
    </style:style>
    <style:style style:name="P11" style:family="paragraph" style:parent-style-name="Standard">
      <style:paragraph-properties fo:text-align="justify" style:justify-single-word="false"/>
      <style:text-properties fo:font-size="14pt" fo:language="en" fo:country="GB" officeooo:rsid="004856b5" officeooo:paragraph-rsid="004856b5" style:font-size-asian="14pt" style:font-size-complex="14pt"/>
    </style:style>
    <style:style style:name="P12" style:family="paragraph" style:parent-style-name="Standard">
      <style:paragraph-properties fo:text-align="justify" style:justify-single-word="false" fo:break-before="page"/>
      <style:text-properties fo:language="en" fo:country="GB" officeooo:rsid="00057181" officeooo:paragraph-rsid="001f6de6" style:font-size-asian="10.5pt"/>
    </style:style>
    <style:style style:name="T1" style:family="text">
      <style:text-properties officeooo:rsid="0005c888"/>
    </style:style>
    <style:style style:name="T2" style:family="text">
      <style:text-properties officeooo:rsid="00101416"/>
    </style:style>
    <style:style style:name="T3" style:family="text">
      <style:text-properties officeooo:rsid="0011c8b0"/>
    </style:style>
    <style:style style:name="T4" style:family="text">
      <style:text-properties officeooo:rsid="0017c822"/>
    </style:style>
    <style:style style:name="T5" style:family="text">
      <style:text-properties fo:font-style="italic" officeooo:rsid="00101416" style:font-style-asian="italic" style:font-style-complex="italic"/>
    </style:style>
    <style:style style:name="T6" style:family="text">
      <style:text-properties fo:font-style="italic" officeooo:rsid="0017c822" style:font-style-asian="italic" style:font-style-complex="italic"/>
    </style:style>
    <style:style style:name="T7" style:family="text">
      <style:text-properties fo:font-style="italic" officeooo:rsid="0011c8b0" style:font-style-asian="italic" style:font-style-complex="italic"/>
    </style:style>
    <style:style style:name="T8" style:family="text">
      <style:text-properties fo:font-style="italic" officeooo:rsid="001aa6db" style:font-style-asian="italic" style:font-style-complex="italic"/>
    </style:style>
    <style:style style:name="T9" style:family="text">
      <style:text-properties officeooo:rsid="001aa6db"/>
    </style:style>
    <style:style style:name="T10" style:family="text">
      <style:text-properties officeooo:rsid="001ae9b7"/>
    </style:style>
    <style:style style:name="T11" style:family="text">
      <style:text-properties officeooo:rsid="002262f7"/>
    </style:style>
    <style:style style:name="T12" style:family="text">
      <style:text-properties officeooo:rsid="00274040"/>
    </style:style>
    <style:style style:name="T13" style:family="text">
      <style:text-properties officeooo:rsid="00331a45"/>
    </style:style>
    <style:style style:name="T14" style:family="text">
      <style:text-properties officeooo:rsid="0034f47a"/>
    </style:style>
    <style:style style:name="T15" style:family="text">
      <style:text-properties fo:font-weight="normal" style:font-weight-asian="normal" style:font-weight-complex="normal"/>
    </style:style>
    <style:style style:name="T16" style:family="text">
      <style:text-properties fo:font-weight="normal" officeooo:rsid="00101416" style:font-weight-asian="normal" style:font-weight-complex="normal"/>
    </style:style>
    <style:style style:name="T17" style:family="text">
      <style:text-properties fo:font-weight="normal" officeooo:rsid="0046bd05" style:font-weight-asian="normal" style:font-weight-complex="normal"/>
    </style:style>
    <style:style style:name="T18" style:family="text">
      <style:text-properties officeooo:rsid="0041bb49"/>
    </style:style>
    <style:style style:name="T19" style:family="text">
      <style:text-properties officeooo:rsid="0041c311"/>
    </style:style>
    <style:style style:name="T20" style:family="text">
      <style:text-properties officeooo:rsid="004331cf"/>
    </style:style>
    <style:style style:name="T21" style:family="text">
      <style:text-properties officeooo:rsid="00463d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etter of motivation</text:p>
      <text:p text:style-name="P11"/>
      <text:p text:style-name="P3"/>
      <text:p text:style-name="P3"><text:span text:style-name="T2">As a child I wanted to discover new laws of nature. Upon growing up, my interest shifted to constructing machines that can help do everyday chores, which involved programming, electronics and simple mechanics techniques. Upon learning physics and doing questions from books like Irodov, I became interested in physics again. It was however only after coming to IISER, my second home, that I took seriously the idea of becoming a scientist. </text:span></text:p>
      <text:p text:style-name="P3"><text:span text:style-name="T4">Initially we're taught all the basic sciences plus pure math. I developed a taste for abstract mathematics during that time. My first subject for exploration was group theory and symmetry. I also looked at knot theory at the time and was surprised to learn its relation to quantum computation and elementary physics. I learnt eventually that while mathematics was fascinating in its own right, I missed physics, the connection to reality. That </text:span><text:span text:style-name="T6">my equations describe nature</text:span><text:span text:style-name="T4">, I realised was rather important for me.</text:span></text:p>
      <text:p text:style-name="P4"><text:span text:style-name="T2">The following summer, I spent on constructing an experiment whose objective was to study the dynamics of spins on a lattice. Having enough experience with programming, electronics and simple mechanical designs, this project wasn't all that challenging in terms of novelty and learning. It took a lot of effort however; by the end of it, I was convinced that while constructing physics experiments, there's not too much focus on physics itself. I learnt that I really </text:span><text:span text:style-name="T5">wish to explore theoretical physics</text:span><text:span text:style-name="T2"> in my remaining time.</text:span></text:p>
      <text:p text:style-name="P5">By this time, I had entered my <text:span text:style-name="T15">masters</text:span> and chosen physics as the major. <text:span text:style-name="T2">Physics ha</text:span>d<text:span text:style-name="T2"> never ceased to surprise me, b</text:span>ut<text:span text:style-name="T2"> </text:span>wi<text:span text:style-name="T2">t</text:span>h<text:span text:style-name="T2"> solid state physics, fluid mechanics, quantum computation, </text:span>QFT<text:span text:style-name="T2"> </text:span>and<text:span text:style-name="T2"> gauge theories, the standard model &amp; beyond, </text:span>the excitement had pinnacled. </text:p>
      <text:p text:style-name="P6"><text:span text:style-name="T3">In my major years, I spent the first summer exploring the simulation of quantum physics <text:s/>on a quantum computer. This was fascinating for I had independently discovered a small simulation protocol, that extended the pure state simulation to that of a mixed state. That for me, was the first novel construction of its type. However towards the end of it, I felt that I wasn't doing physics. I wanted to work on </text:span><text:span text:style-name="T7">finding</text:span><text:span text:style-name="T3"> </text:span><text:span text:style-name="T7">new laws of nature</text:span><text:span text:style-name="T3">.</text:span></text:p>
      <text:p text:style-name="P7">In the second summer, I got a scholarship to work in Germany. <text:span text:style-name="T9">While applying to Germany I was confused between quantum gravity and quantum optics and foundations. I chose the latter for I felt it is experimentally more accessible, that our results can atleast be verified within our lifetime. </text:span>I was able to make some progress <text:span text:style-name="T10">and construct a new extension of the Bell test</text:span>.<text:span text:style-name="T9"> In addition to this, I learnt about Bohmian Mechanics (BM) which is a deterministic theory that describes the same phenomena that Quantum Mechanics does. While I was not disappointed with my progress, learnt about exciting research directions such as the PR box and information causality, I somehow </text:span><text:span text:style-name="T8">missed the</text:span><text:span text:style-name="T9"> </text:span><text:span text:style-name="T8">richness of</text:span><text:span text:style-name="T9"> the remaining </text:span><text:span text:style-name="T8">physics</text:span><text:span text:style-name="T9">.</text:span></text:p>
      <text:p text:style-name="P8"><text:span text:style-name="T18">F</text:span>or my master's thesis, I decided to <text:span text:style-name="T12">explore BM, a theory in which observers play no fundamental role. This I felt might eventually make interpretation of 'quantum spacetime' more meaningful as a concept.</text:span> <text:span text:style-name="T12">For the thesis though, I'm focussing on a more specific problem, viz.</text:span> <text:span text:style-name="T11">seeing how BM could be consistent with contextuality; more precisely, I want to see how a theory deterministic in position &amp; momentum (q,p) can be consistent with a quantum mechanics' test that says (q,p) must be contextual, if at all they're deterministic. This would show the relation between non-locality and contextuality in the continuous variable regime, which isn't yet properly understood and is of considerable interest. The larger goal is to see how spin like discrete degrees of freedom are fundamentally different from (q,p). Perhaps this would suggest an appropriate understanding of it's extension to QFTs and QG.</text:span></text:p>
      <text:p text:style-name="P9">I haven't had any formal courses in QG but I am confident that I can pick up the essentials in a few months before joining the programme. Perhaps naively <text:span text:style-name="T13">so, but</text:span> I'm more inclined towards the loop quantum gravity approach, as opposed to string theory. <text:span text:style-name="T14">I have gleaned that the dynamics of loop quantum gravity is the current active area of research with Hamiltonian formulations and the spin foam alternative being among the studied approaches. I don't suppose I can formulate a research problem at the moment for my lack of knowledge about the area, however I hope that my past work supports my application to a PhD in this exciting field.</text:span></text:p>
      <text:p text:style-name="P10">Needless to say that Max-Planck Institute, AEI is an outstanding centre of research and learning (given their spectacular selection of courses). <text:span text:style-name="T20">More specifically</text:span>, I must add that I would be grateful to <text:span text:style-name="T21">have</text:span> the opportunity to work under the guidance of Prof. Daniele Oriti.</text:p>
      <text:p text:style-name="P2"/>
      <text:p text:style-name="P12">I wanted to be a scientist as a child. As I grew, I started enjoying programming and got encouraged by being able to make small simple robots. My interest in physics initiated in class XI – XII, when we learnt newtonian mechanics, simple applications in electrostatics and waves along with some modern physics. After joining IISER, a second home for me, I felt for the first time, <text:s/>that becoming a scientist is a real possibility. Here I learnt, with likeminded enthusiastic people, subjects ranging from genetics, spectroscopy all the way to history and philosophy of science, in addition to physics.</text:p>
      <text:p text:style-name="P1">I find myself very fortunate to have been offered <text:span text:style-name="T1">a diverse,</text:span> interesting <text:span text:style-name="T1">set of </text:span>electives, by highly motivated <text:s/><text:span text:style-name="T1">instructors. After the core courses on QM (hit sakurai directly, it was hard but worth it), CM (landau showed us the light) and Electrodynamics (this was a hard blend of jackson and landu; learnt tensors here for the first time, with the 4 vector notation; a heavenly experience), I learnt QFT (from a blend of Rhyder and Peskin; I remember the day particles emerged and the day when spin popped out from the Dirac equation) and Quantum Computation [QC] (from Nielsen and Preskill's Notes; was spellbound to see how Schor's elaborate algorithm worked) along with the core courses on Stat Mech, Atomic and Molecular Physics. I was so fascinated by QC that I spent the following summer exploring the simulation of a quantum system on a quantum computer. The following semester the magic continued with Quantum Optics (primarily from Knight and papers; where information is erased, bombs detected without light, entanglement created, and particles (anti) bunched) , Fluid Mechanics (from Aris; sheer beauty) and Radiative Effects and Renormalization Group in QFT (from Peskin; this was a killer course, perhaps the most demanding of all courses; learnt QED in detail, learnt the systematics of renormalization, applied them) [todo: complete this paragrap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6:59:51.411085614</meta:creation-date>
    <dc:date>2015-12-04T01:26:04.582984836</dc:date>
    <meta:editing-duration>PT12H14M25S</meta:editing-duration>
    <meta:editing-cycles>71</meta:editing-cycles>
    <meta:generator>LibreOffice/5.0.2.2$Linux_X86_64 LibreOffice_project/00m0$Build-2</meta:generator>
    <meta:document-statistic meta:table-count="0" meta:image-count="0" meta:object-count="0" meta:page-count="2" meta:paragraph-count="12" meta:word-count="1097" meta:character-count="6696" meta:non-whitespace-character-count="5605"/>
  </office:meta>
</office:document-meta>
</file>